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85e45"/>
    </style:style>
    <style:style style:name="P2" style:family="paragraph" style:parent-style-name="Standard">
      <style:text-properties officeooo:paragraph-rsid="000a18e1"/>
    </style:style>
    <style:style style:name="P3" style:family="paragraph" style:parent-style-name="Standard">
      <style:text-properties fo:font-style="italic" fo:font-weight="bold" officeooo:paragraph-rsid="000a18e1" style:font-style-asian="italic" style:font-weight-asian="bold" style:font-style-complex="italic" style:font-weight-complex="bold"/>
    </style:style>
    <style:style style:name="P4" style:family="paragraph" style:parent-style-name="Standard">
      <style:text-properties fo:font-style="normal" fo:font-weight="normal" officeooo:paragraph-rsid="000a18e1" style:font-style-asian="normal" style:font-weight-asian="normal" style:font-style-complex="normal" style:font-weight-complex="normal"/>
    </style:style>
    <style:style style:name="P5" style:family="paragraph" style:parent-style-name="Standard">
      <style:text-properties officeooo:paragraph-rsid="000bdd50"/>
    </style:style>
    <style:style style:name="P6" style:family="paragraph" style:parent-style-name="Standard">
      <style:text-properties officeooo:paragraph-rsid="000c4cdb"/>
    </style:style>
    <style:style style:name="P7" style:family="paragraph" style:parent-style-name="Standard">
      <style:text-properties officeooo:paragraph-rsid="000c7cda"/>
    </style:style>
    <style:style style:name="P8" style:family="paragraph" style:parent-style-name="Standard">
      <style:text-properties officeooo:paragraph-rsid="000e4f02"/>
    </style:style>
    <style:style style:name="P9" style:family="paragraph" style:parent-style-name="Standard">
      <style:text-properties officeooo:paragraph-rsid="000f0ae6"/>
    </style:style>
    <style:style style:name="P10" style:family="paragraph" style:parent-style-name="Standard">
      <style:text-properties officeooo:paragraph-rsid="000f55e8"/>
    </style:style>
    <style:style style:name="P11" style:family="paragraph" style:parent-style-name="Preformatted_20_Text">
      <style:paragraph-properties fo:text-align="end" style:justify-single-word="false"/>
      <style:text-properties style:font-name="Liberation Serif" fo:font-size="12pt" style:font-size-asian="12pt" style:font-size-complex="12pt"/>
    </style:style>
    <style:style style:name="P12" style:family="paragraph" style:parent-style-name="Preformatted_20_Text">
      <style:paragraph-properties fo:text-align="end" style:justify-single-word="false"/>
      <style:text-properties style:font-name="Liberation Serif" fo:font-size="12pt" officeooo:paragraph-rsid="00085e45" style:font-size-asian="12pt" style:font-size-complex="12pt"/>
    </style:style>
    <style:style style:name="P13" style:family="paragraph" style:parent-style-name="Preformatted_20_Text">
      <style:paragraph-properties fo:margin-left="0in" fo:margin-right="0in" fo:margin-top="0in" fo:margin-bottom="0.1965in" style:contextual-spacing="false" fo:text-indent="0in" style:auto-text-indent="false"/>
      <style:text-properties fo:color="#9a4d00"/>
    </style:style>
    <style:style style:name="P14" style:family="paragraph" style:parent-style-name="Preformatted_20_Text">
      <style:paragraph-properties fo:margin-left="0in" fo:margin-right="0in" fo:margin-top="0in" fo:margin-bottom="0in" style:contextual-spacing="false" fo:text-indent="0in" style:auto-text-indent="false"/>
    </style:style>
    <style:style style:name="P15" style:family="paragraph" style:parent-style-name="Preformatted_20_Text">
      <style:paragraph-properties fo:margin-left="0in" fo:margin-right="0in" fo:margin-top="0in" fo:margin-bottom="0in" style:contextual-spacing="false" fo:text-indent="0in" style:auto-text-indent="false"/>
      <style:text-properties style:font-name="Liberation Serif" fo:font-size="12pt" style:font-size-asian="12pt" style:font-size-complex="12pt"/>
    </style:style>
    <style:style style:name="P16" style:family="paragraph" style:parent-style-name="Preformatted_20_Text">
      <style:paragraph-properties fo:margin-left="0in" fo:margin-right="0in" fo:margin-top="0in" fo:margin-bottom="0in" style:contextual-spacing="false" fo:text-align="end" style:justify-single-word="false" fo:text-indent="0in" style:auto-text-indent="false"/>
      <style:text-properties style:font-name="Liberation Serif" fo:font-size="12pt" officeooo:paragraph-rsid="00085e45" style:font-size-asian="12pt" style:font-size-complex="12pt"/>
    </style:style>
    <style:style style:name="P17" style:family="paragraph" style:parent-style-name="Preformatted_20_Text">
      <style:paragraph-properties fo:margin-left="0in" fo:margin-right="0in" fo:margin-top="0in" fo:margin-bottom="0in" style:contextual-spacing="false" fo:text-indent="0in" style:auto-text-indent="false"/>
      <style:text-properties fo:color="#000000" style:font-name="Liberation Serif" fo:font-size="12pt" style:font-size-asian="12pt" style:font-size-complex="12pt"/>
    </style:style>
    <style:style style:name="P18" style:family="paragraph" style:parent-style-name="Preformatted_20_Text">
      <style:paragraph-properties fo:margin-left="0in" fo:margin-right="0in" fo:margin-top="0in" fo:margin-bottom="0in" style:contextual-spacing="false" fo:text-indent="0in" style:auto-text-indent="false"/>
      <style:text-properties fo:color="#9a4d00"/>
    </style:style>
    <style:style style:name="P19" style:family="paragraph" style:parent-style-name="Header">
      <style:paragraph-properties fo:margin-left="0in" fo:margin-right="0in" fo:margin-top="0in" fo:margin-bottom="0in" style:contextual-spacing="false" fo:text-align="end" style:justify-single-word="false" fo:text-indent="0in" style:auto-text-indent="false"/>
      <style:text-properties style:font-name="Liberation Serif" fo:font-size="12pt" officeooo:paragraph-rsid="00085e45" style:font-size-asian="12pt" style:font-size-complex="12pt"/>
    </style:style>
    <style:style style:name="T1" style:family="text">
      <style:text-properties fo:color="#000000"/>
    </style:style>
    <style:style style:name="T2" style:family="text">
      <style:text-properties fo:color="#000000" officeooo:rsid="00078bc3"/>
    </style:style>
    <style:style style:name="T3" style:family="text">
      <style:text-properties fo:color="#800000"/>
    </style:style>
    <style:style style:name="T4" style:family="text">
      <style:text-properties fo:color="#9a4d00"/>
    </style:style>
    <style:style style:name="T5" style:family="text">
      <style:text-properties officeooo:rsid="00085e45"/>
    </style:style>
    <style:style style:name="T6" style:family="text">
      <style:text-properties officeooo:rsid="000a18e1"/>
    </style:style>
    <style:style style:name="T7" style:family="text">
      <style:text-properties officeooo:rsid="000bdd50"/>
    </style:style>
    <style:style style:name="T8" style:family="text">
      <style:text-properties officeooo:rsid="000c4cdb"/>
    </style:style>
    <style:style style:name="T9" style:family="text">
      <style:text-properties officeooo:rsid="000c7cda"/>
    </style:style>
    <style:style style:name="T10" style:family="text">
      <style:text-properties officeooo:rsid="000e4f02"/>
    </style:style>
    <style:style style:name="T11" style:family="text">
      <style:text-properties officeooo:rsid="000f0ae6"/>
    </style:style>
    <style:style style:name="T12" style:family="text">
      <style:text-properties officeooo:rsid="000f55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Russ Johnson</text:span></text:p>
      <text:p text:style-name="P16"><text:span text:style-name="T1">Data Structures and Algorithms</text:span></text:p>
      <text:p text:style-name="P16"><text:span text:style-name="T1">Assignment 5</text:span></text:p>
      <text:p text:style-name="P19"><text:span text:style-name="T2"><text:s/>2013 Feb 6</text:span></text:p>
      <text:p text:style-name="P15"><text:span text:style-name="T1">A.</text:span></text:p>
      <text:p text:style-name="P15"><text:span text:style-name="T1">2.31 The binary search will still work. The difference is that it will include the middle element in the next search, which we already know is not the element we are looking for. It has the same big-Oh notation and will not run noticeably slower.</text:span></text:p>
      <text:p text:style-name="P15"><text:span text:style-name="T1"/></text:p>
      <text:p text:style-name="P15"><text:span text:style-name="T1">C</text:span><text:span text:style-name="T3">.</text:span></text:p>
      <text:p text:style-name="P17">4.8</text:p>
      <text:p text:style-name="P17">prefix:<text:tab/><text:tab/>- * * a b + c d e</text:p>
      <text:p text:style-name="P17">infix: <text:tab/><text:tab/>((a*b)*(c+d)) - e</text:p>
      <text:p text:style-name="P17">postfix: <text:tab/>a b * c d + * 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text:span text:style-name="T5">B. Demo:</text:span></text:p>
      <text:p text:style-name="P1"><text:span text:style-name="T5"/></text:p>
      <text:p text:style-name="P18">Maze 1</text:p>
      <text:p text:style-name="P18">###########</text:p>
      <text:p text:style-name="P18">#.........#</text:p>
      <text:p text:style-name="P14"><text:span text:style-name="T4">#.##### #.#</text:span></text:p>
      <text:p text:style-name="P18">.. <text:s/># <text:s text:c="2"/>#.#</text:p>
      <text:p text:style-name="P14"><text:span text:style-name="T4">### # ###.#</text:span></text:p>
      <text:p text:style-name="P18"># <text:s text:c="4"/>#...#</text:p>
      <text:p text:style-name="P14"><text:span text:style-name="T4"># # ###.###</text:span></text:p>
      <text:p text:style-name="P18"># # <text:s text:c="2"/>#....</text:p>
      <text:p text:style-name="P14"><text:span text:style-name="T4"># ### # # #</text:span></text:p>
      <text:p text:style-name="P18"># <text:s text:c="4"/># <text:s text:c="2"/>#</text:p>
      <text:p text:style-name="P13">###########</text:p>
      <text:p text:style-name="P18">Maze 2</text:p>
      <text:p text:style-name="P18">#####################</text:p>
      <text:p text:style-name="P18"># <text:s text:c="4"/># <text:s text:c="4"/># <text:s text:c="2"/># <text:s text:c="2"/>#</text:p>
      <text:p text:style-name="P14"><text:span text:style-name="T4"># # # # ### # # # # #</text:span></text:p>
      <text:p text:style-name="P18"># # <text:s text:c="2"/># # <text:s text:c="2"/># <text:s text:c="2"/># # #</text:p>
      <text:p text:style-name="P14"><text:span text:style-name="T4"># ##### # ####### # #</text:span></text:p>
      <text:p text:style-name="P18"># <text:s text:c="4"/># # <text:s text:c="6"/># <text:s text:c="2"/>#</text:p>
      <text:p text:style-name="P14"><text:span text:style-name="T4">##### # ####### ### #</text:span></text:p>
      <text:p text:style-name="P18"># <text:s text:c="2"/># <text:s text:c="2"/># <text:s text:c="4"/># <text:s text:c="2"/># #</text:p>
      <text:p text:style-name="P14"><text:span text:style-name="T4"># # ##### ### # # # #</text:span></text:p>
      <text:p text:style-name="P18"># # <text:s text:c="6"/># <text:s text:c="2"/># # <text:s text:c="2"/>#</text:p>
      <text:p text:style-name="P14"><text:span text:style-name="T4"># ##### ### ### ### #</text:span></text:p>
      <text:p text:style-name="P18"># <text:s text:c="4"/># <text:s text:c="2"/># # <text:s text:c="6"/>#</text:p>
      <text:p text:style-name="P14"><text:span text:style-name="T4">### # ### # # # #####</text:span></text:p>
      <text:p text:style-name="P18">.. <text:s/># # <text:s text:c="2"/># # # <text:s text:c="4"/>#</text:p>
      <text:p text:style-name="P14"><text:span text:style-name="T4">#.### # ### # ### # #</text:span></text:p>
      <text:p text:style-name="P18">#... <text:s/># <text:s text:c="4"/># <text:s text:c="2"/># # #</text:p>
      <text:p text:style-name="P14"><text:span text:style-name="T4">###.######### # # # #</text:span></text:p>
      <text:p text:style-name="P18">#...#...#...# # <text:s text:c="2"/># #</text:p>
      <text:p text:style-name="P14"><text:span text:style-name="T4">#.###.#.#.#.# ##### #</text:span></text:p>
      <text:p text:style-name="P18">#.....#...#..........</text:p>
      <text:p text:style-name="P18">#####################</text:p>
      <text:p text:style-name="P14"><text:span text:style-name="T4"/></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8"><text:soft-page-break/>Maze 3</text:p>
      <text:p text:style-name="P18">#########################################</text:p>
      <text:p text:style-name="P18"># <text:s text:c="4"/># <text:s text:c="6"/># <text:s text:c="6"/># <text:s text:c="8"/># <text:s text:c="2"/># <text:s text:c="2"/>#</text:p>
      <text:p text:style-name="P14"><text:span text:style-name="T4"># # # # # ### # ### # # ####### # # # # #</text:span></text:p>
      <text:p text:style-name="P18"># <text:s text:c="2"/># # # # <text:s text:c="2"/># <text:s text:c="4"/># # <text:s text:c="6"/># <text:s text:c="4"/># # #</text:p>
      <text:p text:style-name="P14"><text:span text:style-name="T4"># ### # # # # # ##### ##### # ####### # #</text:span></text:p>
      <text:p text:style-name="P18"># # <text:s text:c="2"/># # <text:s text:c="2"/># # # <text:s text:c="2"/># <text:s text:c="4"/># <text:s text:c="2"/># <text:s text:c="6"/>#..</text:p>
      <text:p text:style-name="P14"><text:span text:style-name="T4"># # # # ##### # # # # ### ##### # #####.#</text:span></text:p>
      <text:p text:style-name="P18"># <text:s text:c="2"/># # <text:s text:c="6"/># # # <text:s text:c="2"/># <text:s text:c="2"/># <text:s text:c="2"/># # #.....#</text:p>
      <text:p text:style-name="P14"><text:span text:style-name="T4"># ### ### ##### # ##### ### # # # #.# ###</text:span></text:p>
      <text:p text:style-name="P18"># # <text:s text:c="6"/># <text:s text:c="2"/># # # <text:s text:c="4"/># <text:s text:c="2"/># # # #.# <text:s text:c="2"/>#</text:p>
      <text:p text:style-name="P14"><text:span text:style-name="T4"># # # ##### # # # # ##### ### # # #.### #</text:span></text:p>
      <text:p text:style-name="P18"># # # <text:s text:c="4"/># <text:s text:c="4"/># # # <text:s text:c="6"/># <text:s text:c="2"/># #. <text:s text:c="3"/>#</text:p>
      <text:p text:style-name="P14"><text:span text:style-name="T4"># # ##### ####### # # ### # ##### #.#####</text:span></text:p>
      <text:p text:style-name="P18"># # <text:s text:c="2"/># <text:s text:c="6"/># <text:s text:c="2"/># # <text:s text:c="4"/># <text:s text:c="6"/>#.#...#</text:p>
      <text:p text:style-name="P14"><text:span text:style-name="T4"># ### # ##### # ### ### ##### #####.#.#.#</text:span></text:p>
      <text:p text:style-name="P18"># <text:s text:c="2"/># # # <text:s text:c="4"/># <text:s text:c="4"/># <text:s text:c="2"/># <text:s text:c="2"/># <text:s text:c="4"/>#...#.#</text:p>
      <text:p text:style-name="P14"><text:span text:style-name="T4"># # # # # ### ####### ### # ##### #####.#</text:span></text:p>
      <text:p text:style-name="P18"># # # <text:s text:c="2"/># <text:s text:c="4"/># <text:s text:c="8"/># <text:s text:c="2"/>#...........#</text:p>
      <text:p text:style-name="P14"><text:span text:style-name="T4"># # ########### # ##### #####.### ##### #</text:span></text:p>
      <text:p text:style-name="P18"># # <text:s text:c="6"/># <text:s text:c="2"/># <text:s text:c="2"/># <text:s text:c="2"/>#....... <text:s/># <text:s text:c="4"/># #</text:p>
      <text:p text:style-name="P14"><text:span text:style-name="T4"># ####### # # ##### # #.####### ##### # #</text:span></text:p>
      <text:p text:style-name="P18"># <text:s text:c="8"/># <text:s text:c="2"/>#...# <text:s text:c="2"/>#...# <text:s text:c="8"/># <text:s text:c="2"/>#</text:p>
      <text:p text:style-name="P14"><text:span text:style-name="T4">##### ### #####.#.#######.# ####### #####</text:span></text:p>
      <text:p text:style-name="P18"># <text:s text:c="2"/># <text:s text:c="2"/># #.....#...#..... <text:s/># <text:s text:c="4"/># # <text:s text:c="2"/>#</text:p>
      <text:p text:style-name="P14"><text:span text:style-name="T4"># # ### # #.### # #.#.####### # # # # # #</text:span></text:p>
      <text:p text:style-name="P18"># <text:s text:c="2"/># <text:s text:c="2"/># #.# <text:s text:c="2"/># #... <text:s text:c="3"/># <text:s text:c="2"/># <text:s text:c="2"/># # <text:s text:c="2"/>#</text:p>
      <text:p text:style-name="P14"><text:span text:style-name="T4">##### # # #.# ### ### ### # ####### #####</text:span></text:p>
      <text:p text:style-name="P18"># <text:s text:c="2"/># <text:s text:c="2"/># #.# <text:s text:c="2"/># <text:s text:c="2"/># # <text:s text:c="2"/># <text:s text:c="2"/># <text:s text:c="2"/># # <text:s text:c="2"/>#</text:p>
      <text:p text:style-name="P14"><text:span text:style-name="T4"># # ##### #.### # # # # # ### # # # # # #</text:span></text:p>
      <text:p text:style-name="P18"># # # <text:s text:c="4"/>#.# <text:s text:c="2"/># # # <text:s text:c="2"/># # <text:s text:c="2"/># # <text:s text:c="2"/># # #</text:p>
      <text:p text:style-name="P14"><text:span text:style-name="T4"># # # ### #.# # # # ##### # ### ##### # #</text:span></text:p>
      <text:p text:style-name="P18"># # # # <text:s text:c="2"/>#.# # <text:s text:c="4"/># <text:s text:c="2"/># # <text:s text:c="2"/># # <text:s text:c="4"/># #</text:p>
      <text:p text:style-name="P14"><text:span text:style-name="T4"># # # # ###.# ####### # # ### # # ##### #</text:span></text:p>
      <text:p text:style-name="P18"># # <text:s text:c="2"/># #...# <text:s text:c="4"/># <text:s text:c="2"/># # <text:s text:c="2"/># # # <text:s text:c="4"/># #</text:p>
      <text:p text:style-name="P14"><text:span text:style-name="T4"># ##### #.####### # # # ### # # ##### # #</text:span></text:p>
      <text:p text:style-name="P18"># <text:s text:c="2"/>#...#. <text:s/># <text:s text:c="2"/># # # # <text:s text:c="2"/># <text:s text:c="2"/># <text:s text:c="4"/># <text:s text:c="2"/>#</text:p>
      <text:p text:style-name="P14"><text:span text:style-name="T4">### #.#.#.# # # # # # ### ####### # #####</text:span></text:p>
      <text:p text:style-name="P18"># <text:s text:c="2"/>#.#...# <text:s text:c="4"/># # # <text:s text:c="2"/># # <text:s text:c="4"/># # <text:s text:c="4"/>#</text:p>
      <text:p text:style-name="P14"><text:span text:style-name="T4"># ###.########### # ### # # # # # # ### #</text:span></text:p>
      <text:p text:style-name="P18">...... <text:s text:c="11"/># <text:s text:c="6"/># <text:s text:c="2"/># <text:s text:c="2"/># <text:s text:c="4"/>#</text:p>
      <text:p text:style-name="P13">#########################################</text:p>
      <text:p text:style-name="P18">Maze 4</text:p>
      <text:p text:style-name="P18">###########</text:p>
      <text:p text:style-name="P18"># <text:s text:c="8"/>#</text:p>
      <text:p text:style-name="P18"># <text:s text:c="8"/>#</text:p>
      <text:p text:style-name="P18">.. <text:s text:c="7"/>#</text:p>
      <text:p text:style-name="P18">#. <text:s text:c="7"/>#</text:p>
      <text:p text:style-name="P18">#. <text:s text:c="7"/>#</text:p>
      <text:p text:style-name="P18">#. <text:s text:c="7"/>#</text:p>
      <text:p text:style-name="P18">#..........</text:p>
      <text:p text:style-name="P18"># <text:s text:c="8"/>#</text:p>
      <text:p text:style-name="P18"># <text:s text:c="8"/>#</text:p>
      <text:p text:style-name="P18">###########</text:p>
      <text:p text:style-name="P2"><text:soft-page-break/><text:span text:style-name="T6"/></text:p>
      <text:p text:style-name="P3"><text:span text:style-name="T6">Part B Code</text:span></text:p>
      <text:p text:style-name="P4"><text:span text:style-name="T6">//maze.cpp</text:span></text:p>
      <text:p text:style-name="P2"><text:span text:style-name="T6">#include &lt;iostream&gt;</text:span></text:p>
      <text:p text:style-name="P2"><text:span text:style-name="T6">#include &lt;fstream&gt;</text:span></text:p>
      <text:p text:style-name="P2"><text:span text:style-name="T6">#include &lt;string&gt;</text:span></text:p>
      <text:p text:style-name="P2"><text:span text:style-name="T6">#include &lt;queue&gt;</text:span></text:p>
      <text:p text:style-name="P2"><text:span text:style-name="T6">using namespace std;</text:span></text:p>
      <text:p text:style-name="P2"><text:span text:style-name="T6"><text:s/></text:span></text:p>
      <text:p text:style-name="P2"><text:span text:style-name="T6">class MazeSolver {</text:span></text:p>
      <text:p text:style-name="P2"><text:span text:style-name="T6"></text:span></text:p>
      <text:p text:style-name="P2"><text:span text:style-name="T6">private:</text:span></text:p>
      <text:p text:style-name="P2"><text:span text:style-name="T6"><text:s/></text:span></text:p>
      <text:p text:style-name="P2"><text:span text:style-name="T6"><text:tab/>char maze[100][100];</text:span></text:p>
      <text:p text:style-name="P2"><text:span text:style-name="T6"><text:tab/>//number of rows and columns in maze</text:span></text:p>
      <text:p text:style-name="P2"><text:span text:style-name="T6"><text:tab/>int rows, cols;</text:span></text:p>
      <text:p text:style-name="P2"><text:span text:style-name="T6"><text:tab/>//entrance row and column</text:span></text:p>
      <text:p text:style-name="P2"><text:span text:style-name="T6"><text:tab/>int entrance_r, entrance_c;</text:span></text:p>
      <text:p text:style-name="P2"><text:span text:style-name="T6"><text:tab/>//exit row and column</text:span></text:p>
      <text:p text:style-name="P2"><text:span text:style-name="T6"><text:tab/>int exit_r, exit_c;</text:span></text:p>
      <text:p text:style-name="P2"><text:span text:style-name="T6"></text:span></text:p>
      <text:p text:style-name="P2"><text:span text:style-name="T6"><text:tab/>bool solved;</text:span></text:p>
      <text:p text:style-name="P2"><text:span text:style-name="T6"><text:s/></text:span></text:p>
      <text:p text:style-name="P2"><text:span text:style-name="T6"><text:tab/>struct square {</text:span></text:p>
      <text:p text:style-name="P2"><text:span text:style-name="T6"><text:tab/><text:tab/>int r;</text:span></text:p>
      <text:p text:style-name="P2"><text:span text:style-name="T6"><text:tab/><text:tab/>int c;</text:span></text:p>
      <text:p text:style-name="P2"><text:span text:style-name="T6"><text:tab/><text:tab/>square * parent;</text:span></text:p>
      <text:p text:style-name="P2"><text:span text:style-name="T6"><text:tab/>};</text:span></text:p>
      <text:p text:style-name="P2"><text:span text:style-name="T6"></text:span></text:p>
      <text:p text:style-name="P2"><text:span text:style-name="T6"><text:tab/>queue&lt;square *&gt; q;</text:span></text:p>
      <text:p text:style-name="P2"><text:span text:style-name="T6"><text:s/></text:span></text:p>
      <text:p text:style-name="P2"><text:span text:style-name="T6">public:</text:span></text:p>
      <text:p text:style-name="P2"><text:span text:style-name="T6"></text:span></text:p>
      <text:p text:style-name="P2"><text:span text:style-name="T6">MazeSolver(char * const file) {</text:span></text:p>
      <text:p text:style-name="P2"><text:span text:style-name="T6"></text:span></text:p>
      <text:p text:style-name="P2"><text:span text:style-name="T6"><text:tab/>ifstream inFile;</text:span></text:p>
      <text:p text:style-name="P2"><text:span text:style-name="T6"><text:tab/>inFile.open(file);</text:span></text:p>
      <text:p text:style-name="P2"><text:span text:style-name="T6"><text:s/></text:span></text:p>
      <text:p text:style-name="P2"><text:span text:style-name="T6"><text:tab/>int row = 0;</text:span></text:p>
      <text:p text:style-name="P2"><text:span text:style-name="T6"><text:tab/>string line;</text:span></text:p>
      <text:p text:style-name="P2"><text:span text:style-name="T6"></text:span></text:p>
      <text:p text:style-name="P2"><text:span text:style-name="T6"><text:tab/>while(!inFile.eof()) {</text:span></text:p>
      <text:p text:style-name="P2"><text:span text:style-name="T6"></text:span></text:p>
      <text:p text:style-name="P2"><text:span text:style-name="T6"><text:tab/><text:tab/>getline(inFile,line);</text:span></text:p>
      <text:p text:style-name="P2"><text:span text:style-name="T6"></text:span></text:p>
      <text:p text:style-name="P2"><text:span text:style-name="T6"><text:tab/><text:tab/>if (line.size() &gt; 0)</text:span></text:p>
      <text:p text:style-name="P2"><text:span text:style-name="T6"><text:tab/><text:tab/><text:tab/>cols = line.size();</text:span></text:p>
      <text:p text:style-name="P2"><text:soft-page-break/><text:span text:style-name="T6"></text:span></text:p>
      <text:p text:style-name="P2"><text:span text:style-name="T6"><text:tab/><text:tab/>for(int x=0; x&lt;line.size(); x++) {</text:span></text:p>
      <text:p text:style-name="P2"><text:span text:style-name="T6"><text:tab/><text:tab/><text:tab/>maze[row][x] = line[x];</text:span></text:p>
      <text:p text:style-name="P2"><text:span text:style-name="T6"><text:tab/><text:tab/>}</text:span></text:p>
      <text:p text:style-name="P2"><text:span text:style-name="T6"></text:span></text:p>
      <text:p text:style-name="P2"><text:span text:style-name="T6"><text:tab/><text:tab/>row++;</text:span></text:p>
      <text:p text:style-name="P2"><text:span text:style-name="T6"></text:span></text:p>
      <text:p text:style-name="P2"><text:span text:style-name="T6"><text:tab/>}</text:span></text:p>
      <text:p text:style-name="P2"><text:span text:style-name="T6"></text:span></text:p>
      <text:p text:style-name="P2"><text:span text:style-name="T6"><text:tab/>rows = row-1;</text:span></text:p>
      <text:p text:style-name="P2"><text:span text:style-name="T6"><text:tab/> </text:span></text:p>
      <text:p text:style-name="P2"><text:span text:style-name="T6"><text:tab/>findEntryAndExit();</text:span></text:p>
      <text:p text:style-name="P2"><text:span text:style-name="T6"></text:span></text:p>
      <text:p text:style-name="P2"><text:span text:style-name="T6"><text:tab/>solved = false;</text:span></text:p>
      <text:p text:style-name="P2"><text:span text:style-name="T6">}</text:span></text:p>
      <text:p text:style-name="P2"><text:span text:style-name="T6"></text:span></text:p>
      <text:p text:style-name="P2"><text:span text:style-name="T6">void print() {</text:span></text:p>
      <text:p text:style-name="P2"><text:span text:style-name="T6"><text:tab/>for(int x=0; x&lt;rows; x++) {</text:span></text:p>
      <text:p text:style-name="P2"><text:span text:style-name="T6"><text:tab/><text:tab/>for(int y=0; y&lt;cols; y++) {</text:span></text:p>
      <text:p text:style-name="P2"><text:span text:style-name="T6"><text:tab/><text:tab/><text:tab/>cout &lt;&lt; maze[x][y];</text:span></text:p>
      <text:p text:style-name="P2"><text:span text:style-name="T6"><text:tab/><text:tab/>}</text:span></text:p>
      <text:p text:style-name="P2"><text:span text:style-name="T6"><text:tab/><text:tab/>cout &lt;&lt; '\n';</text:span></text:p>
      <text:p text:style-name="P2"><text:span text:style-name="T6"><text:tab/>}</text:span></text:p>
      <text:p text:style-name="P2"><text:span text:style-name="T6">}</text:span></text:p>
      <text:p text:style-name="P2"><text:span text:style-name="T6"></text:span></text:p>
      <text:p text:style-name="P2"><text:span text:style-name="T6">void solveMaze() {</text:span></text:p>
      <text:p text:style-name="P2"><text:span text:style-name="T6"></text:span></text:p>
      <text:p text:style-name="P2"><text:span text:style-name="T6"><text:tab/>square * s = new square;</text:span></text:p>
      <text:p text:style-name="P2"><text:span text:style-name="T6"><text:tab/>s-&gt;r = entrance_r;</text:span></text:p>
      <text:p text:style-name="P2"><text:span text:style-name="T6"><text:tab/>s-&gt;c = entrance_c;</text:span></text:p>
      <text:p text:style-name="P2"><text:span text:style-name="T6"><text:tab/>s-&gt;parent = NULL;</text:span></text:p>
      <text:p text:style-name="P2"><text:span text:style-name="T6"><text:tab/>q.push(s);</text:span></text:p>
      <text:p text:style-name="P2"><text:span text:style-name="T6"><text:tab/> </text:span></text:p>
      <text:p text:style-name="P2"><text:span text:style-name="T6"><text:tab/>int r,c;</text:span></text:p>
      <text:p text:style-name="P2"><text:span text:style-name="T6"></text:span></text:p>
      <text:p text:style-name="P2"><text:span text:style-name="T6"><text:tab/>while(!q.empty() &amp;&amp; !solved) {</text:span></text:p>
      <text:p text:style-name="P2"><text:span text:style-name="T6"></text:span></text:p>
      <text:p text:style-name="P2"><text:span text:style-name="T6"><text:tab/><text:tab/>s = q.front();</text:span></text:p>
      <text:p text:style-name="P2"><text:span text:style-name="T6"><text:tab/><text:tab/>q.pop();</text:span></text:p>
      <text:p text:style-name="P2"><text:span text:style-name="T6"></text:span></text:p>
      <text:p text:style-name="P2"><text:span text:style-name="T6"><text:tab/><text:tab/>r = s-&gt;r;</text:span></text:p>
      <text:p text:style-name="P2"><text:span text:style-name="T6"><text:tab/><text:tab/>c = s-&gt;c;</text:span></text:p>
      <text:p text:style-name="P2"><text:span text:style-name="T6"></text:span></text:p>
      <text:p text:style-name="P2"><text:span text:style-name="T6"><text:tab/><text:tab/>if(r==exit_r &amp;&amp; c==exit_c) {</text:span></text:p>
      <text:p text:style-name="P2"><text:span text:style-name="T6"><text:tab/><text:tab/><text:tab/>break;</text:span></text:p>
      <text:p text:style-name="P2"><text:span text:style-name="T6"><text:tab/><text:tab/>}</text:span></text:p>
      <text:p text:style-name="P2"><text:span text:style-name="T6"></text:span></text:p>
      <text:p text:style-name="P2"><text:soft-page-break/><text:span text:style-name="T6"><text:tab/><text:tab/>else {</text:span></text:p>
      <text:p text:style-name="P2"><text:span text:style-name="T6"><text:tab/><text:tab/><text:tab/>enque(r-1,c,s);</text:span></text:p>
      <text:p text:style-name="P2"><text:span text:style-name="T6"><text:tab/><text:tab/><text:tab/>enque(r+1,c,s);</text:span></text:p>
      <text:p text:style-name="P2"><text:span text:style-name="T6"><text:tab/><text:tab/><text:tab/>enque(r,c-1,s);</text:span></text:p>
      <text:p text:style-name="P2"><text:span text:style-name="T6"><text:tab/><text:tab/><text:tab/>enque(r,c+1,s);</text:span></text:p>
      <text:p text:style-name="P2"><text:span text:style-name="T6"><text:tab/><text:tab/>}</text:span></text:p>
      <text:p text:style-name="P2"><text:span text:style-name="T6"><text:tab/>}</text:span></text:p>
      <text:p text:style-name="P2"><text:span text:style-name="T6"></text:span></text:p>
      <text:p text:style-name="P2"><text:span text:style-name="T6"><text:tab/>clear();</text:span></text:p>
      <text:p text:style-name="P2"><text:span text:style-name="T6"></text:span></text:p>
      <text:p text:style-name="P2"><text:span text:style-name="T6"><text:tab/>while(s != NULL) {</text:span></text:p>
      <text:p text:style-name="P2"><text:span text:style-name="T6"><text:tab/><text:tab/>maze[s-&gt;r][s-&gt;c] = '.';</text:span></text:p>
      <text:p text:style-name="P2"><text:span text:style-name="T6"><text:tab/><text:tab/>s = s-&gt;parent;</text:span></text:p>
      <text:p text:style-name="P2"><text:span text:style-name="T6"><text:tab/>}</text:span></text:p>
      <text:p text:style-name="P2"><text:span text:style-name="T6">}</text:span></text:p>
      <text:p text:style-name="P2"><text:span text:style-name="T6"><text:s/></text:span></text:p>
      <text:p text:style-name="P2"><text:span text:style-name="T6">private:</text:span></text:p>
      <text:p text:style-name="P2"><text:span text:style-name="T6"></text:span></text:p>
      <text:p text:style-name="P2"><text:span text:style-name="T6">//returns true when end is found</text:span></text:p>
      <text:p text:style-name="P2"><text:span text:style-name="T6">void enque(int r, int c, square * parent) {</text:span></text:p>
      <text:p text:style-name="P2"><text:span text:style-name="T6"><text:tab/>if(maze[r][c] == ' ') {</text:span></text:p>
      <text:p text:style-name="P2"><text:span text:style-name="T6"><text:tab/><text:tab/>maze[r][c] ='.';</text:span></text:p>
      <text:p text:style-name="P2"><text:span text:style-name="T6"></text:span></text:p>
      <text:p text:style-name="P2"><text:span text:style-name="T6"><text:tab/><text:tab/>square * s = new square;</text:span></text:p>
      <text:p text:style-name="P2"><text:span text:style-name="T6"><text:tab/><text:tab/>s-&gt;r = r;</text:span></text:p>
      <text:p text:style-name="P2"><text:span text:style-name="T6"><text:tab/><text:tab/>s-&gt;c = c;</text:span></text:p>
      <text:p text:style-name="P2"><text:span text:style-name="T6"><text:tab/><text:tab/>s-&gt;parent = parent;</text:span></text:p>
      <text:p text:style-name="P2"><text:span text:style-name="T6"></text:span></text:p>
      <text:p text:style-name="P2"><text:span text:style-name="T6"><text:tab/><text:tab/>q.push(s);</text:span></text:p>
      <text:p text:style-name="P2"><text:span text:style-name="T6"><text:tab/>}</text:span></text:p>
      <text:p text:style-name="P2"><text:span text:style-name="T6">}</text:span></text:p>
      <text:p text:style-name="P2"><text:span text:style-name="T6"><text:s/></text:span></text:p>
      <text:p text:style-name="P2"><text:span text:style-name="T6">void findEntryAndExit() {</text:span></text:p>
      <text:p text:style-name="P2"><text:span text:style-name="T6"><text:tab/>for(int x=0; x&lt;rows; x++) {</text:span></text:p>
      <text:p text:style-name="P2"><text:span text:style-name="T6"></text:span></text:p>
      <text:p text:style-name="P2"><text:span text:style-name="T6"><text:tab/><text:tab/>if( maze[x][0] == ' ') {</text:span></text:p>
      <text:p text:style-name="P2"><text:span text:style-name="T6"><text:tab/><text:tab/><text:tab/>entrance_r = x;</text:span></text:p>
      <text:p text:style-name="P2"><text:span text:style-name="T6"><text:tab/><text:tab/><text:tab/>entrance_c = 0;</text:span></text:p>
      <text:p text:style-name="P2"><text:span text:style-name="T6"><text:tab/><text:tab/>}</text:span></text:p>
      <text:p text:style-name="P2"><text:span text:style-name="T6"></text:span></text:p>
      <text:p text:style-name="P2"><text:span text:style-name="T6"><text:tab/><text:tab/>if( maze[x][cols-1] == ' ') {</text:span></text:p>
      <text:p text:style-name="P2"><text:span text:style-name="T6"><text:tab/><text:tab/><text:tab/>exit_r = x;</text:span></text:p>
      <text:p text:style-name="P2"><text:span text:style-name="T6"><text:tab/><text:tab/><text:tab/>exit_c = cols-1;</text:span></text:p>
      <text:p text:style-name="P2"><text:span text:style-name="T6"><text:tab/><text:tab/>}</text:span></text:p>
      <text:p text:style-name="P2"><text:span text:style-name="T6"><text:tab/>}</text:span></text:p>
      <text:p text:style-name="P2"><text:span text:style-name="T6">}</text:span></text:p>
      <text:p text:style-name="P2"><text:span text:style-name="T6"></text:span></text:p>
      <text:p text:style-name="P2"><text:soft-page-break/><text:span text:style-name="T6">void clear() {</text:span></text:p>
      <text:p text:style-name="P2"><text:span text:style-name="T6"><text:tab/>for (int r = 0; r &lt; cols; ++r)</text:span></text:p>
      <text:p text:style-name="P2"><text:span text:style-name="T6"><text:tab/><text:tab/>for (int c = 0; c &lt; rows; ++c)</text:span></text:p>
      <text:p text:style-name="P2"><text:span text:style-name="T6"><text:tab/><text:tab/><text:tab/>if (maze[r][c] != '#')</text:span></text:p>
      <text:p text:style-name="P2"><text:span text:style-name="T6"><text:tab/><text:tab/><text:tab/><text:tab/>maze[r][c] = ' ';</text:span></text:p>
      <text:p text:style-name="P2"><text:span text:style-name="T6">}</text:span></text:p>
      <text:p text:style-name="P2"><text:span text:style-name="T6"></text:span></text:p>
      <text:p text:style-name="P2"><text:span text:style-name="T6">};</text:span></text:p>
      <text:p text:style-name="P2"><text:span text:style-name="T6"><text:s/></text:span></text:p>
      <text:p text:style-name="P2"><text:span text:style-name="T6">int main(int argc, char * const argv[]) {</text:span></text:p>
      <text:p text:style-name="P2"><text:span text:style-name="T6"><text:s/></text:span></text:p>
      <text:p text:style-name="P2"><text:span text:style-name="T6"><text:tab/>MazeSolver maze(argv[1]);</text:span></text:p>
      <text:p text:style-name="P2"><text:span text:style-name="T6"></text:span></text:p>
      <text:p text:style-name="P2"><text:span text:style-name="T6"><text:tab/>maze.solveMaze();</text:span></text:p>
      <text:p text:style-name="P2"><text:span text:style-name="T6"><text:tab/> </text:span></text:p>
      <text:p text:style-name="P2"><text:span text:style-name="T6"><text:tab/>maze.print();</text:span></text:p>
      <text:p text:style-name="P2"><text:span text:style-name="T6"><text:tab/> </text:span></text:p>
      <text:p text:style-name="P2"><text:span text:style-name="T6"><text:tab/>return 0;</text:span></text:p>
      <text:p text:style-name="P2"><text:span text:style-name="T6">}</text:span></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5"><text:soft-page-break/><text:span text:style-name="T7">D. Demo</text:span></text:p>
      <text:p text:style-name="P5"><text:span text:style-name="T7"/></text:p>
      <text:p text:style-name="P5"><text:span text:style-name="T7">$ ./BinaryTreeDemo</text:span></text:p>
      <text:p text:style-name="P5"><text:span text:style-name="T7">bt.printTree_inorder() :</text:span></text:p>
      <text:p text:style-name="P5"><text:span text:style-name="T7"><text:s/>( ( (Russ) Christie (Andrew) ) Lee ( (Conner) Tom (Ellie) ) ) </text:span></text:p>
      <text:p text:style-name="P5"><text:span text:style-name="T7">bt.printTree_postorder() :</text:span></text:p>
      <text:p text:style-name="P5"><text:span text:style-name="T7"><text:s/>( ( (Russ) <text:s/>(Andrew) Christie) <text:s/>( (Conner) <text:s/>(Ellie) Tom) Lee) </text:span></text:p>
      <text:p text:style-name="P5"><text:span text:style-name="T7">bt.printTree_preorder() :</text:span></text:p>
      <text:p text:style-name="P5"><text:span text:style-name="T7"><text:s/>(Lee (Christie (Russ) <text:s/>(Andrew) ) <text:s/>(Tom (Conner) <text:s/>(Ellie) ) ) </text:span></text:p>
      <text:p text:style-name="P5"><text:span text:style-name="T7">Tree # of nodes: 7</text:span></text:p>
      <text:p text:style-name="P5"><text:span text:style-name="T7">Time in Seconds for 1000 executions: 1.040000</text:span></text:p>
      <text:p text:style-name="P5"><text:span text:style-name="T7">Tree # of leaves: 4</text:span></text:p>
      <text:p text:style-name="P5"><text:span text:style-name="T7">Time in Seconds for 1000 executions: 0.560000</text:span></text:p>
      <text:p text:style-name="P5"><text:span text:style-name="T7">Tree # of full nodes: 3</text:span></text:p>
      <text:p text:style-name="P5"><text:span text:style-name="T7">Time in Seconds for 1000 executions: 1.180000</text:span></text:p>
      <text:p text:style-name="P5"><text:span text:style-name="T7"/></text:p>
      <text:p text:style-name="P5"><text:span text:style-name="T7"/></text:p>
      <text:p text:style-name="P8"><text:span text:style-name="T7">D. Code </text:span><text:span text:style-name="T10">(</text:span><text:span text:style-name="T8">unchanged code </text:span><text:span text:style-name="T10">omitted)</text:span></text:p>
      <text:p text:style-name="P5"><text:span text:style-name="T7"/></text:p>
      <text:p text:style-name="P5"><text:span text:style-name="T7"/></text:p>
      <text:p text:style-name="P5"><text:span text:style-name="T7">//</text:span><text:span text:style-name="T8">BinarySearchTree.h</text:span></text:p>
      <text:p text:style-name="P6"><text:span text:style-name="T8">… //</text:span></text:p>
      <text:p text:style-name="P6"><text:span text:style-name="T8"/></text:p>
      <text:p text:style-name="P7"><text:span text:style-name="T9">public:</text:span></text:p>
      <text:p text:style-name="P6"><text:span text:style-name="T8">...</text:span></text:p>
      <text:p text:style-name="P6"><text:span text:style-name="T8"><text:s text:c="4"/>void printTree_preorder() const;</text:span></text:p>
      <text:p text:style-name="P6"><text:span text:style-name="T8"><text:s text:c="4"/>int nodes() const;</text:span></text:p>
      <text:p text:style-name="P6"><text:span text:style-name="T8"><text:s text:c="4"/>int leaves() const;</text:span></text:p>
      <text:p text:style-name="P6"><text:span text:style-name="T8"><text:s text:c="4"/>int fullNodes() const;</text:span></text:p>
      <text:p text:style-name="P6"><text:span text:style-name="T8"></text:span></text:p>
      <text:p text:style-name="P6"><text:span text:style-name="T8"><text:s text:c="2"/>private:</text:span></text:p>
      <text:p text:style-name="P6"><text:span text:style-name="T8"><text:s text:c="4"/>...</text:span></text:p>
      <text:p text:style-name="P6"><text:span text:style-name="T8"><text:s text:c="4"/>void printTree_preorder( const BinaryNode&lt;Comparable&gt; * t ) const;</text:span></text:p>
      <text:p text:style-name="P6"><text:span text:style-name="T8"><text:s text:c="4"/>int nodes( const BinaryNode&lt;Comparable&gt; * t ) const;</text:span></text:p>
      <text:p text:style-name="P6"><text:span text:style-name="T8"><text:s text:c="4"/>int leaves( const BinaryNode&lt;Comparable&gt; * t ) const;</text:span></text:p>
      <text:p text:style-name="P6"><text:span text:style-name="T8"><text:s text:c="4"/>int fullNodes( const BinaryNode&lt;Comparable&gt; * t ) const;</text:span></text:p>
      <text:p text:style-name="P6"><text:span text:style-name="T8"></text:span></text:p>
      <text:p text:style-name="P6"><text:span text:style-name="T8">};</text:span></text:p>
      <text:p text:style-name="P6"><text:span text:style-name="T8">...</text:span></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9"><text:soft-page-break/><text:span text:style-name="T7">//</text:span><text:span text:style-name="T8">BinarySearchTree.</text:span><text:span text:style-name="T11">cpp</text:span></text:p>
      <text:p text:style-name="P9"><text:span text:style-name="T11">…</text:span></text:p>
      <text:p text:style-name="P9"><text:span text:style-name="T11">/**</text:span></text:p>
      <text:p text:style-name="P9"><text:span text:style-name="T11"><text:s/>* Print the tree contents in preorder.</text:span></text:p>
      <text:p text:style-name="P9"><text:span text:style-name="T11"><text:s/>*/</text:span></text:p>
      <text:p text:style-name="P9"><text:span text:style-name="T11">template &lt;class Comparable&gt;</text:span></text:p>
      <text:p text:style-name="P9"><text:span text:style-name="T11">void BinarySearchTree&lt;Comparable&gt;::printTree_preorder( ) const</text:span></text:p>
      <text:p text:style-name="P9"><text:span text:style-name="T11">{</text:span></text:p>
      <text:p text:style-name="P9"><text:span text:style-name="T11"><text:s text:c="4"/>if( isEmpty( ) )</text:span></text:p>
      <text:p text:style-name="P9"><text:span text:style-name="T11"><text:s text:c="8"/>cout &lt;&lt; "Empty tree" &lt;&lt; endl;</text:span></text:p>
      <text:p text:style-name="P9"><text:span text:style-name="T11"><text:s text:c="4"/>else</text:span></text:p>
      <text:p text:style-name="P9"><text:span text:style-name="T11"><text:s text:c="8"/>printTree_preorder( root );</text:span></text:p>
      <text:p text:style-name="P9"><text:span text:style-name="T11">}</text:span></text:p>
      <text:p text:style-name="P9"><text:span text:style-name="T11"></text:span></text:p>
      <text:p text:style-name="P9"><text:span text:style-name="T11">/**</text:span></text:p>
      <text:p text:style-name="P9"><text:span text:style-name="T11"><text:s/>* Print the tree contents in preorder.</text:span></text:p>
      <text:p text:style-name="P9"><text:span text:style-name="T11"><text:s/>*/</text:span></text:p>
      <text:p text:style-name="P9"><text:span text:style-name="T11">template &lt;class Comparable&gt;</text:span></text:p>
      <text:p text:style-name="P9"><text:span text:style-name="T11">void BinarySearchTree&lt;Comparable&gt;::printTree_preorder( const BinaryNode&lt;Comparable&gt; * t ) const</text:span></text:p>
      <text:p text:style-name="P9"><text:span text:style-name="T11">{</text:span></text:p>
      <text:p text:style-name="P9"><text:span text:style-name="T11"><text:s text:c="4"/>if( t != NULL )</text:span></text:p>
      <text:p text:style-name="P9"><text:span text:style-name="T11"><text:s text:c="4"/>{</text:span></text:p>
      <text:p text:style-name="P9"><text:span text:style-name="T11"><text:s text:c="8"/>cout &lt;&lt; " (";</text:span></text:p>
      <text:p text:style-name="P9"><text:span text:style-name="T11"><text:s text:c="8"/>cout &lt;&lt; t-&gt;element;</text:span></text:p>
      <text:p text:style-name="P9"><text:span text:style-name="T11"><text:s text:c="8"/>printTree_preorder( t-&gt;left );</text:span></text:p>
      <text:p text:style-name="P9"><text:span text:style-name="T11"><text:s text:c="8"/>printTree_preorder( t-&gt;right );</text:span></text:p>
      <text:p text:style-name="P9"><text:span text:style-name="T11"><text:s text:c="8"/>cout &lt;&lt; ") ";</text:span></text:p>
      <text:p text:style-name="P9"><text:span text:style-name="T11"><text:s text:c="4"/>}</text:span></text:p>
      <text:p text:style-name="P9"><text:span text:style-name="T11">}</text:span></text:p>
      <text:p text:style-name="P9"><text:span text:style-name="T11"></text:span></text:p>
      <text:p text:style-name="P9"><text:span text:style-name="T11">/**</text:span></text:p>
      <text:p text:style-name="P9"><text:span text:style-name="T11"><text:s/>* Number of nodes in tree.</text:span></text:p>
      <text:p text:style-name="P9"><text:span text:style-name="T11"><text:s/>*/</text:span></text:p>
      <text:p text:style-name="P9"><text:span text:style-name="T11">template &lt;class Comparable&gt;</text:span></text:p>
      <text:p text:style-name="P9"><text:span text:style-name="T11">int BinarySearchTree&lt;Comparable&gt;::nodes( ) const </text:span></text:p>
      <text:p text:style-name="P9"><text:span text:style-name="T11">{</text:span></text:p>
      <text:p text:style-name="P9"><text:span text:style-name="T11"><text:s text:c="4"/>if( isEmpty( ) )</text:span></text:p>
      <text:p text:style-name="P9"><text:span text:style-name="T11"><text:s text:c="8"/>return 0;</text:span></text:p>
      <text:p text:style-name="P9"><text:span text:style-name="T11"><text:s text:c="4"/>else</text:span></text:p>
      <text:p text:style-name="P9"><text:span text:style-name="T11"><text:s text:c="8"/>return nodes(root);</text:span></text:p>
      <text:p text:style-name="P9"><text:span text:style-name="T11">}</text:span></text:p>
      <text:p text:style-name="P9"><text:span text:style-name="T11"></text:span></text:p>
      <text:p text:style-name="P9"><text:span text:style-name="T11"></text:span></text:p>
      <text:p text:style-name="P9"><text:span text:style-name="T11">/**</text:span></text:p>
      <text:p text:style-name="P9"><text:span text:style-name="T11"><text:s/>* Number of nodes in tree.</text:span></text:p>
      <text:p text:style-name="P9"><text:span text:style-name="T11"><text:s/>*/</text:span></text:p>
      <text:p text:style-name="P9"><text:span text:style-name="T11">template &lt;class Comparable&gt;</text:span></text:p>
      <text:p text:style-name="P9"><text:soft-page-break/><text:span text:style-name="T11">int BinarySearchTree&lt;Comparable&gt;::nodes( const BinaryNode&lt;Comparable&gt; * t ) const</text:span></text:p>
      <text:p text:style-name="P9"><text:span text:style-name="T11">{</text:span></text:p>
      <text:p text:style-name="P9"><text:span text:style-name="T11"><text:s text:c="4"/>if ( t == NULL )</text:span></text:p>
      <text:p text:style-name="P9"><text:span text:style-name="T11"><text:s text:c="8"/>return 0;</text:span></text:p>
      <text:p text:style-name="P9"><text:span text:style-name="T11"><text:s text:c="4"/>else</text:span></text:p>
      <text:p text:style-name="P9"><text:span text:style-name="T11"><text:s text:c="8"/>return 1 + nodes(t-&gt;left) + nodes(t-&gt;right);</text:span></text:p>
      <text:p text:style-name="P9"><text:span text:style-name="T11">}</text:span></text:p>
      <text:p text:style-name="P9"><text:span text:style-name="T11"></text:span></text:p>
      <text:p text:style-name="P9"><text:span text:style-name="T11">/**</text:span></text:p>
      <text:p text:style-name="P9"><text:span text:style-name="T11"><text:s/>* Number of leaves.</text:span></text:p>
      <text:p text:style-name="P9"><text:span text:style-name="T11"><text:s/>*/</text:span></text:p>
      <text:p text:style-name="P9"><text:span text:style-name="T11">template &lt;class Comparable&gt;</text:span></text:p>
      <text:p text:style-name="P9"><text:span text:style-name="T11">int BinarySearchTree&lt;Comparable&gt;::leaves( ) const </text:span></text:p>
      <text:p text:style-name="P9"><text:span text:style-name="T11">{</text:span></text:p>
      <text:p text:style-name="P9"><text:span text:style-name="T11"><text:s text:c="4"/>if( isEmpty( ) )</text:span></text:p>
      <text:p text:style-name="P9"><text:span text:style-name="T11"><text:s text:c="8"/>return 0;</text:span></text:p>
      <text:p text:style-name="P9"><text:span text:style-name="T11"><text:s text:c="4"/>else</text:span></text:p>
      <text:p text:style-name="P9"><text:span text:style-name="T11"><text:s text:c="8"/>return leaves(root);</text:span></text:p>
      <text:p text:style-name="P9"><text:span text:style-name="T11">}</text:span></text:p>
      <text:p text:style-name="P9"><text:span text:style-name="T11"></text:span></text:p>
      <text:p text:style-name="P9"><text:span text:style-name="T11"></text:span></text:p>
      <text:p text:style-name="P9"><text:span text:style-name="T11">/**</text:span></text:p>
      <text:p text:style-name="P9"><text:span text:style-name="T11"><text:s/>* Number of leaves.</text:span></text:p>
      <text:p text:style-name="P9"><text:span text:style-name="T11"><text:s/>*/</text:span></text:p>
      <text:p text:style-name="P9"><text:span text:style-name="T11">template &lt;class Comparable&gt;</text:span></text:p>
      <text:p text:style-name="P9"><text:span text:style-name="T11">int BinarySearchTree&lt;Comparable&gt;::leaves( const BinaryNode&lt;Comparable&gt; * t ) const </text:span></text:p>
      <text:p text:style-name="P9"><text:span text:style-name="T11">{</text:span></text:p>
      <text:p text:style-name="P9"><text:span text:style-name="T11"><text:s text:c="4"/>if( t == NULL )</text:span></text:p>
      <text:p text:style-name="P9"><text:span text:style-name="T11"><text:s text:c="8"/>return 0;</text:span></text:p>
      <text:p text:style-name="P9"><text:span text:style-name="T11"><text:s text:c="4"/>if ( t-&gt;left == NULL &amp;&amp; t-&gt;right == NULL )</text:span></text:p>
      <text:p text:style-name="P9"><text:span text:style-name="T11"><text:s text:c="8"/>return 1;</text:span></text:p>
      <text:p text:style-name="P9"><text:span text:style-name="T11"><text:s text:c="4"/>else</text:span></text:p>
      <text:p text:style-name="P9"><text:span text:style-name="T11"><text:s text:c="8"/>return leaves(t-&gt;left) + leaves(t-&gt;right);</text:span></text:p>
      <text:p text:style-name="P9"><text:span text:style-name="T11">}</text:span></text:p>
      <text:p text:style-name="P9"><text:span text:style-name="T11"></text:span></text:p>
      <text:p text:style-name="P9"><text:span text:style-name="T11">/**</text:span></text:p>
      <text:p text:style-name="P9"><text:span text:style-name="T11"><text:s/>* Number of full nodes.</text:span></text:p>
      <text:p text:style-name="P9"><text:span text:style-name="T11"><text:s/>*/</text:span></text:p>
      <text:p text:style-name="P9"><text:span text:style-name="T11">template &lt;class Comparable&gt;</text:span></text:p>
      <text:p text:style-name="P9"><text:span text:style-name="T11">int BinarySearchTree&lt;Comparable&gt;::fullNodes( ) const </text:span></text:p>
      <text:p text:style-name="P9"><text:span text:style-name="T11">{</text:span></text:p>
      <text:p text:style-name="P9"><text:span text:style-name="T11"><text:s text:c="4"/>if( isEmpty( ) )</text:span></text:p>
      <text:p text:style-name="P9"><text:span text:style-name="T11"><text:s text:c="8"/>return 0;</text:span></text:p>
      <text:p text:style-name="P9"><text:span text:style-name="T11"><text:s text:c="4"/>else</text:span></text:p>
      <text:p text:style-name="P9"><text:span text:style-name="T11"><text:s text:c="8"/>return fullNodes(root);</text:span></text:p>
      <text:p text:style-name="P9"><text:span text:style-name="T11">}</text:span></text:p>
      <text:p text:style-name="P9"><text:span text:style-name="T11"></text:span></text:p>
      <text:p text:style-name="P9"><text:soft-page-break/><text:span text:style-name="T11">/**</text:span></text:p>
      <text:p text:style-name="P9"><text:span text:style-name="T11"><text:s/>* Number of full nodes.</text:span></text:p>
      <text:p text:style-name="P9"><text:span text:style-name="T11"><text:s/>*/</text:span></text:p>
      <text:p text:style-name="P9"><text:span text:style-name="T11">template &lt;class Comparable&gt;</text:span></text:p>
      <text:p text:style-name="P9"><text:span text:style-name="T11">int BinarySearchTree&lt;Comparable&gt;::fullNodes( const BinaryNode&lt;Comparable&gt; * t ) const </text:span></text:p>
      <text:p text:style-name="P9"><text:span text:style-name="T11">{</text:span></text:p>
      <text:p text:style-name="P9"><text:span text:style-name="T11"></text:span></text:p>
      <text:p text:style-name="P9"><text:span text:style-name="T11"><text:s text:c="4"/>if ( t == NULL )</text:span></text:p>
      <text:p text:style-name="P9"><text:span text:style-name="T11"><text:s text:c="8"/>return 0;</text:span></text:p>
      <text:p text:style-name="P9"><text:span text:style-name="T11"><text:s text:c="4"/>if ( t-&gt;left == NULL)</text:span></text:p>
      <text:p text:style-name="P9"><text:span text:style-name="T11"><text:s text:c="8"/>return fullNodes(t-&gt;right);</text:span></text:p>
      <text:p text:style-name="P9"><text:span text:style-name="T11"><text:s text:c="4"/>if ( t-&gt;right == NULL )</text:span></text:p>
      <text:p text:style-name="P9"><text:span text:style-name="T11"><text:s text:c="8"/>return fullNodes(t-&gt;left);</text:span></text:p>
      <text:p text:style-name="P9"><text:span text:style-name="T11"></text:span></text:p>
      <text:p text:style-name="P9"><text:span text:style-name="T11"><text:s text:c="4"/>return 1 + fullNodes(t-&gt;left) + fullNodes(t-&gt;right);</text:span></text:p>
      <text:p text:style-name="P9"><text:span text:style-name="T11">}</text:span></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oft-page-break/><text:span text:style-name="T11">//</text:span><text:span text:style-name="T12">BinaryTreeDemo.cpp</text:span></text:p>
      <text:p text:style-name="P10"><text:span text:style-name="T12">#include &lt;iostream&gt;</text:span></text:p>
      <text:p text:style-name="P10"><text:span text:style-name="T12">#include &lt;stdlib.h&gt;</text:span></text:p>
      <text:p text:style-name="P10"><text:span text:style-name="T12">#include &lt;stdio.h&gt;</text:span></text:p>
      <text:p text:style-name="P10"><text:span text:style-name="T12">#include &lt;time.h&gt;</text:span></text:p>
      <text:p text:style-name="P10"><text:span text:style-name="T12">#include "BinarySearchTree.h"</text:span></text:p>
      <text:p text:style-name="P10"><text:span text:style-name="T12"></text:span></text:p>
      <text:p text:style-name="P10"><text:span text:style-name="T12">using namespace std;</text:span></text:p>
      <text:p text:style-name="P10"><text:span text:style-name="T12"></text:span></text:p>
      <text:p text:style-name="P10"><text:span text:style-name="T12">void printTime(double);</text:span></text:p>
      <text:p text:style-name="P10"><text:span text:style-name="T12"></text:span></text:p>
      <text:p text:style-name="P10"><text:span text:style-name="T12">int</text:span></text:p>
      <text:p text:style-name="P10"><text:span text:style-name="T12">main()</text:span></text:p>
      <text:p text:style-name="P10"><text:span text:style-name="T12">{</text:span></text:p>
      <text:p text:style-name="P10"><text:span text:style-name="T12"></text:span></text:p>
      <text:p text:style-name="P10"><text:span text:style-name="T12"><text:tab/>clock_t t;</text:span></text:p>
      <text:p text:style-name="P10"><text:span text:style-name="T12"><text:s text:c="4"/>int i;</text:span></text:p>
      <text:p text:style-name="P10"><text:span text:style-name="T12"></text:span></text:p>
      <text:p text:style-name="P10"><text:span text:style-name="T12"><text:s text:c="4"/>BinarySearchTree&lt;string&gt; bt <text:s text:c="4"/>// only a binary tree, not a BST</text:span></text:p>
      <text:p text:style-name="P10"><text:span text:style-name="T12"><text:s text:c="8"/>(</text:span></text:p>
      <text:p text:style-name="P10"><text:span text:style-name="T12"><text:s text:c="8"/>new BinaryNode&lt;string&gt;("Lee",</text:span></text:p>
      <text:p text:style-name="P10"><text:span text:style-name="T12"><text:s text:c="16"/>new BinaryNode&lt;string&gt;("Christie",</text:span></text:p>
      <text:p text:style-name="P10"><text:span text:style-name="T12"><text:s text:c="24"/>new BinaryNode&lt;string&gt;("Russ",NULL,NULL),</text:span></text:p>
      <text:p text:style-name="P10"><text:span text:style-name="T12"><text:s text:c="24"/>new BinaryNode&lt;string&gt;("Andrew",NULL,NULL)</text:span></text:p>
      <text:p text:style-name="P10"><text:span text:style-name="T12"><text:s text:c="24"/>),</text:span></text:p>
      <text:p text:style-name="P10"><text:span text:style-name="T12"><text:s text:c="16"/>new BinaryNode&lt;string&gt;("Tom",</text:span></text:p>
      <text:p text:style-name="P10"><text:span text:style-name="T12"><text:s text:c="24"/>new BinaryNode&lt;string&gt;("Conner",NULL,NULL),</text:span></text:p>
      <text:p text:style-name="P10"><text:span text:style-name="T12"><text:s text:c="24"/>new BinaryNode&lt;string&gt;("Ellie",NULL,NULL)</text:span></text:p>
      <text:p text:style-name="P10"><text:span text:style-name="T12"><text:s text:c="24"/>)</text:span></text:p>
      <text:p text:style-name="P10"><text:span text:style-name="T12"><text:s text:c="16"/>),</text:span></text:p>
      <text:p text:style-name="P10"><text:span text:style-name="T12"><text:s text:c="8"/>""</text:span></text:p>
      <text:p text:style-name="P10"><text:span text:style-name="T12"><text:s text:c="8"/>);</text:span></text:p>
      <text:p text:style-name="P10"><text:span text:style-name="T12"></text:span></text:p>
      <text:p text:style-name="P10"><text:span text:style-name="T12"><text:s text:c="4"/>cout &lt;&lt; "bt.printTree_inorder() :\n";</text:span></text:p>
      <text:p text:style-name="P10"><text:span text:style-name="T12"><text:s text:c="4"/>bt.printTree_inorder();</text:span></text:p>
      <text:p text:style-name="P10"><text:span text:style-name="T12"><text:s text:c="4"/>cout &lt;&lt; '\n';</text:span></text:p>
      <text:p text:style-name="P10"><text:span text:style-name="T12"><text:s text:c="4"/>cout &lt;&lt; "bt.printTree_postorder() :\n";</text:span></text:p>
      <text:p text:style-name="P10"><text:span text:style-name="T12"><text:s text:c="4"/>bt.printTree_postorder();</text:span></text:p>
      <text:p text:style-name="P10"><text:span text:style-name="T12"><text:s text:c="4"/>cout &lt;&lt; '\n';</text:span></text:p>
      <text:p text:style-name="P10"><text:span text:style-name="T12"><text:s text:c="4"/>cout &lt;&lt; "bt.printTree_preorder() :\n";</text:span></text:p>
      <text:p text:style-name="P10"><text:span text:style-name="T12"><text:s text:c="4"/>bt.printTree_preorder();</text:span></text:p>
      <text:p text:style-name="P10"><text:span text:style-name="T12"><text:s text:c="4"/>cout &lt;&lt; '\n';</text:span></text:p>
      <text:p text:style-name="P10"><text:span text:style-name="T12"></text:span></text:p>
      <text:p text:style-name="P10"><text:span text:style-name="T12"><text:s text:c="4"/>cout &lt;&lt; "Tree # of nodes: ";</text:span></text:p>
      <text:p text:style-name="P10"><text:span text:style-name="T12"><text:s text:c="4"/>t = clock();</text:span></text:p>
      <text:p text:style-name="P10"><text:span text:style-name="T12"><text:s text:c="4"/>for (i = 0; i &lt; 10000000; ++i)</text:span></text:p>
      <text:p text:style-name="P10"><text:span text:style-name="T12"><text:s text:c="8"/>bt.nodes();</text:span></text:p>
      <text:p text:style-name="P10"><text:soft-page-break/><text:span text:style-name="T12"><text:s text:c="4"/>cout &lt;&lt; bt.nodes() &lt;&lt; endl;</text:span></text:p>
      <text:p text:style-name="P10"><text:span text:style-name="T12"><text:s text:c="4"/>t = clock() - t;</text:span></text:p>
      <text:p text:style-name="P10"><text:span text:style-name="T12"><text:s text:c="4"/>printTime((double)t);</text:span></text:p>
      <text:p text:style-name="P10"><text:span text:style-name="T12"><text:s text:c="4"/>cout &lt;&lt; "Tree # of leaves: ";</text:span></text:p>
      <text:p text:style-name="P10"><text:span text:style-name="T12"><text:s text:c="4"/>t = clock();</text:span></text:p>
      <text:p text:style-name="P10"><text:span text:style-name="T12"><text:s text:c="4"/>for (i = 0; i &lt; 10000000; ++i)</text:span></text:p>
      <text:p text:style-name="P10"><text:span text:style-name="T12"><text:s text:c="8"/>bt.leaves();</text:span></text:p>
      <text:p text:style-name="P10"><text:span text:style-name="T12"><text:s text:c="4"/>cout &lt;&lt; bt.leaves() &lt;&lt; endl;</text:span></text:p>
      <text:p text:style-name="P10"><text:span text:style-name="T12"><text:s text:c="4"/>t = clock() - t;</text:span></text:p>
      <text:p text:style-name="P10"><text:span text:style-name="T12"><text:s text:c="4"/>printTime((double)t);</text:span></text:p>
      <text:p text:style-name="P10"><text:span text:style-name="T12"><text:s text:c="4"/>cout &lt;&lt; "Tree # of full nodes: ";</text:span></text:p>
      <text:p text:style-name="P10"><text:span text:style-name="T12"><text:s text:c="4"/>t = clock();</text:span></text:p>
      <text:p text:style-name="P10"><text:span text:style-name="T12"><text:s text:c="4"/>for (i = 0; i &lt; 10000000; ++i)</text:span></text:p>
      <text:p text:style-name="P10"><text:span text:style-name="T12"><text:s text:c="8"/>bt.fullNodes();</text:span></text:p>
      <text:p text:style-name="P10"><text:span text:style-name="T12"><text:s text:c="4"/>cout &lt;&lt; bt.fullNodes() &lt;&lt; endl;</text:span></text:p>
      <text:p text:style-name="P10"><text:span text:style-name="T12"><text:s text:c="4"/>t = clock() - t;</text:span></text:p>
      <text:p text:style-name="P10"><text:span text:style-name="T12"><text:s text:c="4"/>printTime((double)t);</text:span></text:p>
      <text:p text:style-name="P10"><text:span text:style-name="T12">}</text:span></text:p>
      <text:p text:style-name="P10"><text:span text:style-name="T12"></text:span></text:p>
      <text:p text:style-name="P10"><text:span text:style-name="T12"></text:span></text:p>
      <text:p text:style-name="P10"><text:span text:style-name="T12">void printTime(double t) {</text:span></text:p>
      <text:p text:style-name="P10"><text:span text:style-name="T12"><text:s text:c="3"/>printf("Time in Seconds for 1000 executions: %lf\n",t/CLOCKS_PER_SEC);</text:span></text:p>
      <text:p text:style-name="P10"><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Preformatted_20_Text">
      <style:paragraph-properties fo:text-align="end" style:justify-single-word="false"/>
      <style:text-properties style:font-name="Liberation Serif" fo:font-size="12pt" style:font-size-asian="12pt" style:font-size-complex="12pt"/>
    </style:style>
    <style:style style:name="MT1" style:family="text">
      <style:text-properties fo:color="#000000" officeooo:rsid="00078bc3"/>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06T09:34:58</meta:creation-date>
    <dc:date>2013-02-06T10:00:24</dc:date>
    <meta:editing-duration>PT23M33S</meta:editing-duration>
    <meta:editing-cycles>11</meta:editing-cycles>
    <meta:generator>LibreOffice/3.6$Linux_x86 LibreOffice_project/360m1$Build-2</meta:generator>
    <meta:document-statistic meta:table-count="0" meta:image-count="0" meta:object-count="0" meta:page-count="13" meta:paragraph-count="472" meta:word-count="1589" meta:character-count="9652" meta:non-whitespace-character-count="6754"/>
  </office:meta>
</office:document-meta>
</file>